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0642in" svg:y="3.9535in">
            <draw:object draw:notify-on-update-of-ranges="Sheet1.C28:Sheet1.C28 Sheet1.A28:Sheet1.A28 Sheet1.B28:Sheet1.B28 Sheet1.C29:Sheet1.C29 Sheet1.A29:Sheet1.A29 Sheet1.B29:Sheet1.B29 Sheet1.C30:Sheet1.C30 Sheet1.A30:Sheet1.A30 Sheet1.B30:Sheet1.B30 Sheet1.C31:Sheet1.C31 Sheet1.A31:Sheet1.A31 Sheet1.B31:Sheet1.B31 Sheet1.C32:Sheet1.C32 Sheet1.A32:Sheet1.A32 Sheet1.B32:Sheet1.B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2.7063in" svg:y="0.0394in">
            <draw:object draw:notify-on-update-of-ranges="Sheet1.B3:Sheet1.B3 Sheet1.B4:Sheet1.B7 Sheet1.C3:Sheet1.C3 Sheet1.C4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Standard chips in U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cost per 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5520">
            <text:p>155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9120">
            <text:p>9120</text:p>
          </table:table-cell>
        </table:table-row>
        <table:table-row table:style-name="ro2" table:number-rows-repeated="17">
          <table:table-cell table:number-columns-repeated="3"/>
        </table:table-row>
        <table:table-row table:style-name="ro1">
          <table:table-cell office:value-type="string">
            <text:p>Standard PC in U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st per 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6460">
            <text:p>164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7110">
            <text:p>171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15820">
            <text:p>15820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2.7063in" svg:y="0.0394in">
            <draw:object draw:notify-on-update-of-ranges="Sheet2.A4:Sheet2.A8 Sheet2.C4:Sheet2.C8 Sheet2.B3:Sheet2.B3 Sheet2.B4:Sheet2.B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2.7063in" svg:y="0.0394in">
            <draw:object draw:notify-on-update-of-ranges="Sheet2.B4:Sheet2.B8 Sheet2.C3:Sheet2.C3 Sheet2.C4:Sheet2.C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Standard PC in U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st per 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9590">
            <text:p>295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3540">
            <text:p>1354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18800">
            <text:p>188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7000">
            <text:p>7000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2.7063in" svg:y="0.0394in">
            <draw:object draw:notify-on-update-of-ranges="Sheet3.A5:Sheet3.A7 Sheet3.B5:Sheet3.B7 Sheet3.C4:Sheet3.C4 Sheet3.C5:Sheet3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STANDARD CHIPS IN EUROPE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office:value-type="string">
            <text:p>quantity</text:p>
          </table:table-cell>
          <table:table-cell office:value-type="string">
            <text:p>price per unit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10">
            <text:p>581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60">
            <text:p>4360</text:p>
          </table:table-cell>
          <table:table-cell office:value-type="float" office:value="58">
            <text:p>58</text:p>
          </table:table-cell>
        </table:table-row>
      </table:table>
      <table:table table:name="Sheet4" table:style-name="ta1">
        <table:shapes>
          <draw:frame draw:z-index="0" draw:style-name="gr1" svg:width="6.2988in" svg:height="3.5429in" svg:x="2.7063in" svg:y="0.0394in">
            <draw:object draw:notify-on-update-of-ranges="Sheet4.B4:Sheet4.B7 Sheet4.C3:Sheet4.C3 Sheet4.C4:Sheet4.C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standard pc in europe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70">
            <text:p>1287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800">
            <text:p>680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790">
            <text:p>1079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3"/>
        </table:table-row>
      </table:table>
      <table:table table:name="Sheet5" table:style-name="ta1">
        <table:shapes>
          <draw:frame draw:z-index="0" draw:style-name="gr1" svg:width="6.2988in" svg:height="3.5429in" svg:x="2.7063in" svg:y="0.0394in">
            <draw:object draw:notify-on-update-of-ranges="Sheet5.B3:Sheet5.B3 Sheet5.B4:Sheet5.B6 Sheet5.C3:Sheet5.C3 Sheet5.C4:Sheet5.C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delux pc in us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40">
            <text:p>1484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0">
            <text:p>990</text:p>
          </table:table-cell>
          <table:table-cell office:value-type="float" office:value="270">
            <text:p>270</text:p>
          </table:table-cell>
        </table:table-row>
      </table:table>
      <table:table table:name="Sheet6" table:style-name="ta1">
        <table:shapes>
          <draw:frame draw:z-index="0" draw:style-name="gr1" svg:width="6.2988in" svg:height="3.5429in" svg:x="2.7063in" svg:y="0.0394in">
            <draw:object draw:notify-on-update-of-ranges="Sheet6.B3:Sheet6.B3 Sheet6.B4:Sheet6.B5 Sheet6.C3:Sheet6.C3 Sheet6.C4:Sheet6.C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delux pc in europ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3"/>
        </table:table-row>
      </table:table>
      <table:table table:name="Sheet7" table:style-name="ta1">
        <table:shapes>
          <draw:frame draw:z-index="0" draw:style-name="gr1" svg:width="6.2988in" svg:height="3.5429in" svg:x="2.7063in" svg:y="0.0394in">
            <draw:object draw:notify-on-update-of-ranges="Sheet7.B4:Sheet7.B6 Sheet7.C3:Sheet7.C3 Sheet7.C4:Sheet7.C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standard pc in brazil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60">
            <text:p>3060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0">
            <text:p>3220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30">
            <text:p>7430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3-04-02T13:45:23</meta:creation-date>
    <dc:date>2013-04-09T15:55:10</dc:date>
    <dc:creator>gustavo </dc:creator>
    <meta:editing-duration>PT1H24M35S</meta:editing-duration>
    <meta:editing-cycles>5</meta:editing-cycles>
    <meta:generator>LibreOffice/3.5$Linux_x86 LibreOffice_project/350m1$Build-2</meta:generator>
    <meta:document-statistic meta:table-count="7" meta:cell-count="1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Sheet1.B3:Sheet1.C7" chart:data-source-has-labels="row" svg:x="0.77cm" svg:y="0.855cm" svg:width="10.785cm" svg:height="7.545cm">
          <chartooo:coordinate-region svg:x="1.948cm" svg:y="1.055cm" svg:width="9.327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" chart:label-cell-address="Sheet1.C3:Sheet1.C3" chart:class="chart:scatter">
            <chart:domain table:cell-range-address="Sheet1.B4:Sheet1.B7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antity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B4:Sheet1.B7</svg:desc>
                </draw:g>
              </table:table-cell>
              <table:table-cell office:value-type="float" office:value="15520">
                <text:p>15520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9120">
                <text:p>9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579d1c"/>
    </style:style>
    <style:style style:name="ch14" style:family="chart" style:data-style-name="N0">
      <style:chart-properties chart:symbol-type="named-symbol" chart:symbol-name="arrow-right" chart:symbol-width="0.25cm" chart:symbol-height="0.25cm" chart:regression-type="linear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1 2 3 4" chart:style-name="ch1">
        <chart:legend chart:legend-position="end" svg:x="13.226cm" svg:y="1.96cm" style:legend-expansion="high" chart:style-name="ch2"/>
        <chart:plot-area chart:style-name="ch3" table:cell-range-address="Sheet1.A28:Sheet1.C28 Sheet1.A29:Sheet1.B32" chart:data-source-has-labels="column" svg:x="0.77cm" svg:y="0.855cm" svg:width="11.817cm" svg:height="7.545cm">
          <chartooo:coordinate-region svg:x="1.577cm" svg:y="1.055cm" svg:width="10.54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28" chart:label-cell-address="Sheet1.A28:Sheet1.A28" chart:class="chart:scatter">
            <chart:domain table:cell-range-address="Sheet1.C28:Sheet1.C28"/>
            <chart:regression-curve chart:style-name="ch7"/>
            <chart:data-point/>
          </chart:series>
          <chart:series chart:style-name="ch8" chart:values-cell-range-address="Sheet1.B29:Sheet1.B29" chart:label-cell-address="Sheet1.A29:Sheet1.A29" chart:class="chart:scatter">
            <chart:domain table:cell-range-address="Sheet1.C29:Sheet1.C29"/>
            <chart:regression-curve chart:style-name="ch9"/>
            <chart:data-point/>
          </chart:series>
          <chart:series chart:style-name="ch10" chart:values-cell-range-address="Sheet1.B30:Sheet1.B30" chart:label-cell-address="Sheet1.A30:Sheet1.A30" chart:class="chart:scatter">
            <chart:domain table:cell-range-address="Sheet1.C30:Sheet1.C30"/>
            <chart:regression-curve chart:style-name="ch11"/>
            <chart:data-point/>
          </chart:series>
          <chart:series chart:style-name="ch12" chart:values-cell-range-address="Sheet1.B31:Sheet1.B31" chart:label-cell-address="Sheet1.A31:Sheet1.A31" chart:class="chart:scatter">
            <chart:domain table:cell-range-address="Sheet1.C31:Sheet1.C31"/>
            <chart:regression-curve chart:style-name="ch13"/>
            <chart:data-point/>
          </chart:series>
          <chart:series chart:style-name="ch14" chart:values-cell-range-address="Sheet1.B32:Sheet1.B32" chart:label-cell-address="Sheet1.A32:Sheet1.A32" chart:class="chart:scatter">
            <chart:domain table:cell-range-address="Sheet1.C32:Sheet1.C32"/>
            <chart:regression-curve chart:style-name="ch15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000">
                <text:p>24000</text:p>
                <draw:g>
                  <svg:desc>Sheet1.C28:Sheet1.C28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28:Sheet1.A28</svg:desc>
                </draw:g>
              </table:table-cell>
              <table:table-cell office:value-type="float" office:value="160">
                <text:p>160</text:p>
                <draw:g>
                  <svg:desc>Sheet1.B28:Sheet1.B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460">
                <text:p>16460</text:p>
                <draw:g>
                  <svg:desc>Sheet1.C29:Sheet1.C2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29:Sheet1.A29</svg:desc>
                </draw:g>
              </table:table-cell>
              <table:table-cell office:value-type="float" office:value="165">
                <text:p>165</text:p>
                <draw:g>
                  <svg:desc>Sheet1.B29:Sheet1.B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110">
                <text:p>17110</text:p>
                <draw:g>
                  <svg:desc>Sheet1.C30:Sheet1.C3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30:Sheet1.A30</svg:desc>
                </draw:g>
              </table:table-cell>
              <table:table-cell office:value-type="float" office:value="165">
                <text:p>165</text:p>
                <draw:g>
                  <svg:desc>Sheet1.B30:Sheet1.B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00">
                <text:p>6200</text:p>
                <draw:g>
                  <svg:desc>Sheet1.C31:Sheet1.C31</svg:desc>
                </draw:g>
              </table:table-cell>
            </table:table-row>
            <table:table-row>
              <table:table-cell office:value-type="string">
                <text:p>7</text:p>
                <draw:g>
                  <svg:desc>Sheet1.A31:Sheet1.A31</svg:desc>
                </draw:g>
              </table:table-cell>
              <table:table-cell office:value-type="float" office:value="240">
                <text:p>240</text:p>
                <draw:g>
                  <svg:desc>Sheet1.B31:Sheet1.B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820">
                <text:p>15820</text:p>
                <draw:g>
                  <svg:desc>Sheet1.C32:Sheet1.C32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A32:Sheet1.A32</svg:desc>
                </draw:g>
              </table:table-cell>
              <table:table-cell office:value-type="float" office:value="178">
                <text:p>178</text:p>
                <draw:g>
                  <svg:desc>Sheet1.B32:Sheet1.B3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75cm" svg:y="4.201cm" style:legend-expansion="high" chart:style-name="ch2"/>
        <chart:plot-area chart:style-name="ch3" table:cell-range-address="Sheet2.A3:Sheet2.B8 Sheet2.C4:Sheet2.C8" chart:data-source-has-labels="both" svg:x="0.77cm" svg:y="0.855cm" svg:width="11.341cm" svg:height="7.545cm">
          <chartooo:coordinate-region svg:x="1.577cm" svg:y="1.055cm" svg:width="10.07cm" svg:height="6.698cm"/>
          <chart:axis chart:dimension="x" chart:name="primary-x" chart:style-name="ch4" chartooo:axis-type="auto">
            <chart:categories table:cell-range-address="Sheet2.A4:Sheet2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8" chart:label-cell-address="Sheet2.B3:Sheet2.B3" chart:class="chart:scatter">
            <chart:domain table:cell-range-address="Sheet2.C4:Sheet2.C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t per unit</text:p>
                <draw:g>
                  <svg:desc>Sheet2.B3:Sheet2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4:Sheet2.A8</svg:desc>
                </draw:g>
              </table:table-cell>
              <table:table-cell office:value-type="float" office:value="29590">
                <text:p>29590</text:p>
                <draw:g>
                  <svg:desc>Sheet2.C4:Sheet2.C8</svg:desc>
                </draw:g>
              </table:table-cell>
              <table:table-cell office:value-type="float" office:value="150">
                <text:p>150</text:p>
                <draw:g>
                  <svg:desc>Sheet2.B4:Sheet2.B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540">
                <text:p>135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800">
                <text:p>188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Sheet2.B4:Sheet2.C8 Sheet2.C3:Sheet2.C3" chart:data-source-has-labels="row" svg:x="0.77cm" svg:y="0.855cm" svg:width="10.785cm" svg:height="7.545cm">
          <chartooo:coordinate-region svg:x="1.948cm" svg:y="1.054cm" svg:width="9.32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8" chart:label-cell-address="Sheet2.C3:Sheet2.C3" chart:class="chart:scatter">
            <chart:domain table:cell-range-address="Sheet2.B4:Sheet2.B8"/>
            <chart:regression-curve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antity</text:p>
                <draw:g>
                  <svg:desc>Sheet2.C3:Sheet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Sheet2.B4:Sheet2.B8</svg:desc>
                </draw:g>
              </table:table-cell>
              <table:table-cell office:value-type="float" office:value="29590">
                <text:p>29590</text:p>
                <draw:g>
                  <svg:desc>Sheet2.C4:She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18800">
                <text:p>1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  <table:table-cell office:value-type="float" office:value="7000">
                <text:p>7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21cm" svg:y="3.952cm" style:legend-expansion="high" chart:style-name="ch2"/>
        <chart:plot-area chart:style-name="ch3" table:cell-range-address="Sheet3.A5:Sheet3.C7 Sheet3.C4:Sheet3.C4" chart:data-source-has-labels="both" svg:x="0.77cm" svg:y="0.855cm" svg:width="9.912cm" svg:height="7.545cm">
          <chartooo:coordinate-region svg:x="1.391cm" svg:y="1.054cm" svg:width="8.919cm" svg:height="6.699cm"/>
          <chart:axis chart:dimension="x" chart:name="primary-x" chart:style-name="ch4" chartooo:axis-type="auto">
            <chart:categories table:cell-range-address="Sheet3.A5:Sheet3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5:Sheet3.C7" chart:label-cell-address="Sheet3.C4:Sheet3.C4" chart:class="chart:scatter">
            <chart:domain table:cell-range-address="Sheet3.B5:Sheet3.B7"/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 per unit 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5:Sheet3.A7</svg:desc>
                </draw:g>
              </table:table-cell>
              <table:table-cell office:value-type="float" office:value="5810">
                <text:p>5810</text:p>
                <draw:g>
                  <svg:desc>Sheet3.B5:Sheet3.B7</svg:desc>
                </draw:g>
              </table:table-cell>
              <table:table-cell office:value-type="float" office:value="60">
                <text:p>60</text:p>
                <draw:g>
                  <svg:desc>Sheet3.C5:Sheet3.C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60">
                <text:p>436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1cm" svg:y="3.952cm" style:legend-expansion="high" chart:style-name="ch2"/>
        <chart:plot-area chart:style-name="ch3" table:cell-range-address="Sheet4.B4:Sheet4.C7 Sheet4.C3:Sheet4.C3" chart:data-source-has-labels="row" svg:x="0.77cm" svg:y="0.855cm" svg:width="11.262cm" svg:height="7.545cm">
          <chartooo:coordinate-region svg:x="1.577cm" svg:y="1.055cm" svg:width="9.9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4:Sheet4.C7" chart:label-cell-address="Sheet4.C3:Sheet4.C3" chart:class="chart:scatter">
            <chart:domain table:cell-range-address="Sheet4.B4:Sheet4.B7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</text:p>
                <draw:g>
                  <svg:desc>Sheet4.C3:Sheet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70">
                <text:p>12870</text:p>
                <draw:g>
                  <svg:desc>Sheet4.B4:Sheet4.B7</svg:desc>
                </draw:g>
              </table:table-cell>
              <table:table-cell office:value-type="float" office:value="195">
                <text:p>195</text:p>
                <draw:g>
                  <svg:desc>Sheet4.C4:Sheet4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00">
                <text:p>68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90">
                <text:p>107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1cm" svg:y="3.952cm" style:legend-expansion="high" chart:style-name="ch2"/>
        <chart:plot-area chart:style-name="ch3" table:cell-range-address="Sheet5.B3:Sheet5.C6" chart:data-source-has-labels="row" svg:x="0.77cm" svg:y="0.855cm" svg:width="11.262cm" svg:height="7.545cm">
          <chartooo:coordinate-region svg:x="1.577cm" svg:y="1.055cm" svg:width="9.9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4:Sheet5.C6" chart:label-cell-address="Sheet5.C3:Sheet5.C3" chart:class="chart:scatter">
            <chart:domain table:cell-range-address="Sheet5.B4:Sheet5.B6"/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</text:p>
                <draw:g>
                  <svg:desc>Sheet5.C3:Sheet5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0">
                <text:p>2030</text:p>
                <draw:g>
                  <svg:desc>Sheet5.B4:Sheet5.B6</svg:desc>
                </draw:g>
              </table:table-cell>
              <table:table-cell office:value-type="float" office:value="190">
                <text:p>190</text:p>
                <draw:g>
                  <svg:desc>Sheet5.C4:Sheet5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40">
                <text:p>148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0">
                <text:p>990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1cm" svg:y="3.952cm" style:legend-expansion="high" chart:style-name="ch2"/>
        <chart:plot-area chart:style-name="ch3" table:cell-range-address="Sheet6.B3:Sheet6.C5" chart:data-source-has-labels="row" svg:x="0.77cm" svg:y="0.855cm" svg:width="11.262cm" svg:height="7.545cm">
          <chartooo:coordinate-region svg:x="1.762cm" svg:y="1.055cm" svg:width="9.9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C4:Sheet6.C5" chart:label-cell-address="Sheet6.C3:Sheet6.C3" chart:class="chart:scatter">
            <chart:domain table:cell-range-address="Sheet6.B4:Sheet6.B5"/>
            <chart:regression-curve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</text:p>
                <draw:g>
                  <svg:desc>Sheet6.C3:Sheet6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Sheet6.B4:Sheet6.B5</svg:desc>
                </draw:g>
              </table:table-cell>
              <table:table-cell office:value-type="float" office:value="3340">
                <text:p>3340</text:p>
                <draw:g>
                  <svg:desc>Sheet6.C4:Sheet6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1cm" svg:y="3.952cm" style:legend-expansion="high" chart:style-name="ch2"/>
        <chart:plot-area chart:style-name="ch3" table:cell-range-address="Sheet7.B4:Sheet7.C6 Sheet7.C3:Sheet7.C3" chart:data-source-has-labels="row" svg:x="0.77cm" svg:y="0.855cm" svg:width="11.262cm" svg:height="7.545cm">
          <chartooo:coordinate-region svg:x="1.762cm" svg:y="1.055cm" svg:width="9.89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C4:Sheet7.C6" chart:label-cell-address="Sheet7.C3:Sheet7.C3" chart:class="chart:scatter">
            <chart:domain table:cell-range-address="Sheet7.B4:Sheet7.B6"/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</text:p>
                <draw:g>
                  <svg:desc>Sheet7.C3:Sheet7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0">
                <text:p>3060</text:p>
                <draw:g>
                  <svg:desc>Sheet7.B4:Sheet7.B6</svg:desc>
                </draw:g>
              </table:table-cell>
              <table:table-cell office:value-type="float" office:value="1320">
                <text:p>1320</text:p>
                <draw:g>
                  <svg:desc>Sheet7.C4:Sheet7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20">
                <text:p>322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30">
                <text:p>7430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